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6.294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4.5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01" table:style-name="ta1">
        <table:shapes>
          <draw:frame draw:z-index="0" draw:style-name="gr1" draw:text-style-name="P1" svg:width="20.2618in" svg:height="3.5449in" svg:x="0.0217in" svg:y="6.9224in">
            <draw:object draw:notify-on-update-of-ranges="test_01.A1:test_01.A1 test_01.A2:test_01.A37 test_01.D1:test_01.D1 test_01.D2:test_0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vice_name</text:p>
          </table:table-cell>
          <table:table-cell office:value-type="string" calcext:value-type="string">
            <text:p>status_code</text:p>
          </table:table-cell>
          <table:table-cell office:value-type="string" calcext:value-type="string">
            <text:p>doc_url</text:p>
          </table:table-cell>
          <table:table-cell office:value-type="string" calcext:value-type="string">
            <text:p>process_time</text:p>
          </table:table-cell>
          <table:table-cell/>
        </table:table-row>
        <table:table-row table:style-name="ro1">
          <table:table-cell office:value-type="string" calcext:value-type="string">
            <text:p>h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7bc3a174765325d0f083885f381157e730475c7_assembly_docs/</text:p>
          </table:table-cell>
          <table:table-cell office:value-type="float" office:value="35.0966173849993" calcext:value-type="float">
            <text:p>35.0966173849993</text:p>
          </table:table-cell>
          <table:table-cell/>
        </table:table-row>
        <table:table-row table:style-name="ro1">
          <table:table-cell office:value-type="string" calcext:value-type="string">
            <text:p>hAP_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e1c0e94d1dd367c2502df15ab76dc397b1eec10_assembly_docs/</text:p>
          </table:table-cell>
          <table:table-cell office:value-type="float" office:value="36.1501459970004" calcext:value-type="float">
            <text:p>36.1501459970004</text:p>
          </table:table-cell>
          <table:table-cell/>
        </table:table-row>
        <table:table-row table:style-name="ro1">
          <table:table-cell office:value-type="string" calcext:value-type="string">
            <text:p>hAP_ac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3c14f84306cc6ed3ca299194846b3e8132b12baa_assembly_docs/</text:p>
          </table:table-cell>
          <table:table-cell office:value-type="float" office:value="36.8601216240004" calcext:value-type="float">
            <text:p>36.8601216240004</text:p>
          </table:table-cell>
          <table:table-cell/>
        </table:table-row>
        <table:table-row table:style-name="ro1">
          <table:table-cell office:value-type="string" calcext:value-type="string">
            <text:p>hAP_li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7.4087810300007" calcext:value-type="float">
            <text:p>17.4087810300007</text:p>
          </table:table-cell>
          <table:table-cell/>
        </table:table-row>
        <table:table-row table:style-name="ro1">
          <table:table-cell office:value-type="string" calcext:value-type="string">
            <text:p>RB951Ui-2Hn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491b64116b62733d5d67c2aebda23cadc011745_assembly_docs/</text:p>
          </table:table-cell>
          <table:table-cell office:value-type="float" office:value="37.6844800590006" calcext:value-type="float">
            <text:p>37.6844800590006</text:p>
          </table:table-cell>
          <table:table-cell/>
        </table:table-row>
        <table:table-row table:style-name="ro1">
          <table:table-cell office:value-type="string" calcext:value-type="string">
            <text:p>UniFi_Expr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ea6f8ca5eb59219afd20d081771f0255ae2160d8_assembly_docs/</text:p>
          </table:table-cell>
          <table:table-cell office:value-type="float" office:value="37.7847546650009" calcext:value-type="float">
            <text:p>37.7847546650009</text:p>
          </table:table-cell>
          <table:table-cell/>
        </table:table-row>
        <table:table-row table:style-name="ro1">
          <table:table-cell office:value-type="string" calcext:value-type="string">
            <text:p>Beryl_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5d963d7ca50361d1777f91261b1502070ea20c54_assembly_docs/</text:p>
          </table:table-cell>
          <table:table-cell office:value-type="float" office:value="36.2492747770011" calcext:value-type="float">
            <text:p>36.2492747770011</text:p>
          </table:table-cell>
          <table:table-cell/>
        </table:table-row>
        <table:table-row table:style-name="ro1">
          <table:table-cell office:value-type="string" calcext:value-type="string">
            <text:p>Bery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66d3f1297082912b66c67f08439c97349241d86c_assembly_docs/</text:p>
          </table:table-cell>
          <table:table-cell office:value-type="float" office:value="35.6367579379985" calcext:value-type="float">
            <text:p>35.6367579379985</text:p>
          </table:table-cell>
          <table:table-cell/>
        </table:table-row>
        <table:table-row table:style-name="ro1">
          <table:table-cell office:value-type="string" calcext:value-type="string">
            <text:p>Slate_Pl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e6632ec5dcdd47f2bf3aa93d1b1bd9ac4428dd19_assembly_docs/</text:p>
          </table:table-cell>
          <table:table-cell office:value-type="float" office:value="36.6589449989988" calcext:value-type="float">
            <text:p>36.6589449989988</text:p>
          </table:table-cell>
          <table:table-cell/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dac9f609623415cd494f9305bd5db5610b8771c_assembly_docs/</text:p>
          </table:table-cell>
          <table:table-cell office:value-type="float" office:value="35.1285817090029" calcext:value-type="float">
            <text:p>35.1285817090029</text:p>
          </table:table-cell>
          <table:table-cell/>
        </table:table-row>
        <table:table-row table:style-name="ro1">
          <table:table-cell office:value-type="string" calcext:value-type="string">
            <text:p>Hex_Po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02cccefc40c9c65f297ab24f879a7495b23438a3_assembly_docs/</text:p>
          </table:table-cell>
          <table:table-cell office:value-type="float" office:value="36.2444446789996" calcext:value-type="float">
            <text:p>36.2444446789996</text:p>
          </table:table-cell>
          <table:table-cell/>
        </table:table-row>
        <table:table-row table:style-name="ro1">
          <table:table-cell office:value-type="string" calcext:value-type="string">
            <text:p>hEX_PoE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a644334a5e0385f479bb17ff4acc489ef80c50a_assembly_docs/</text:p>
          </table:table-cell>
          <table:table-cell office:value-type="float" office:value="36.8641009650019" calcext:value-type="float">
            <text:p>36.8641009650019</text:p>
          </table:table-cell>
          <table:table-cell/>
        </table:table-row>
        <table:table-row table:style-name="ro1">
          <table:table-cell office:value-type="string" calcext:value-type="string">
            <text:p>hEX_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0ead04d3104490c180156151de8499792410cb67_assembly_docs/</text:p>
          </table:table-cell>
          <table:table-cell office:value-type="float" office:value="35.8403463870018" calcext:value-type="float">
            <text:p>35.8403463870018</text:p>
          </table:table-cell>
          <table:table-cell/>
        </table:table-row>
        <table:table-row table:style-name="ro1">
          <table:table-cell office:value-type="string" calcext:value-type="string">
            <text:p>LtAP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8f1e19f6fce0e52e6370047ed022d527e8d050e4_assembly_docs/</text:p>
          </table:table-cell>
          <table:table-cell office:value-type="float" office:value="35.6355198949968" calcext:value-type="float">
            <text:p>35.6355198949968</text:p>
          </table:table-cell>
          <table:table-cell/>
        </table:table-row>
        <table:table-row table:style-name="ro1">
          <table:table-cell office:value-type="string" calcext:value-type="string">
            <text:p>LtAP_mini_LTE_k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1f15e3eb6afab62fc8447bca56612b1758064ac_assembly_docs/</text:p>
          </table:table-cell>
          <table:table-cell office:value-type="float" office:value="36.5566522020017" calcext:value-type="float">
            <text:p>36.5566522020017</text:p>
          </table:table-cell>
          <table:table-cell/>
        </table:table-row>
        <table:table-row table:style-name="ro1">
          <table:table-cell office:value-type="string" calcext:value-type="string">
            <text:p>Gateway_L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d9d80c1cc413e253f1b390de493efd0ff2c896ec_assembly_docs/</text:p>
          </table:table-cell>
          <table:table-cell office:value-type="float" office:value="37.3762506269995" calcext:value-type="float">
            <text:p>37.3762506269995</text:p>
          </table:table-cell>
          <table:table-cell/>
        </table:table-row>
        <table:table-row table:style-name="ro1">
          <table:table-cell office:value-type="string" calcext:value-type="string">
            <text:p>MINI_S12_Pr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7e2099fff747a493124fe53ee861d320026e1407_assembly_docs/</text:p>
          </table:table-cell>
          <table:table-cell office:value-type="float" office:value="37.1716599610008" calcext:value-type="float">
            <text:p>37.1716599610008</text:p>
          </table:table-cell>
          <table:table-cell/>
        </table:table-row>
        <table:table-row table:style-name="ro1">
          <table:table-cell office:value-type="string" calcext:value-type="string">
            <text:p>SEi10_1035G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112d6655110553bb178f16eb01825a89909df84_assembly_docs/</text:p>
          </table:table-cell>
          <table:table-cell office:value-type="float" office:value="38.6055563629998" calcext:value-type="float">
            <text:p>38.6055563629998</text:p>
          </table:table-cell>
          <table:table-cell/>
        </table:table-row>
        <table:table-row table:style-name="ro1">
          <table:table-cell office:value-type="string" calcext:value-type="string">
            <text:p>SEi12_i5-1245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5074263565c2908469f08db99632058a97161f8e_assembly_docs/</text:p>
          </table:table-cell>
          <table:table-cell office:value-type="float" office:value="39.2194757270008" calcext:value-type="float">
            <text:p>39.2194757270008</text:p>
          </table:table-cell>
          <table:table-cell/>
        </table:table-row>
        <table:table-row table:style-name="ro1">
          <table:table-cell office:value-type="string" calcext:value-type="string">
            <text:p>SER5_MAX_5800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0597f92f04503582adaf0de5be4982117cf11630_assembly_docs/</text:p>
          </table:table-cell>
          <table:table-cell office:value-type="float" office:value="38.9122613370018" calcext:value-type="float">
            <text:p>38.9122613370018</text:p>
          </table:table-cell>
          <table:table-cell/>
        </table:table-row>
        <table:table-row table:style-name="ro1">
          <table:table-cell office:value-type="string" calcext:value-type="string">
            <text:p>Gigabyte_Brix_GB-BEi5-1240_(rev._1.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a9dd8055349a225a8955a7365096bb768419f41e_assembly_docs/</text:p>
          </table:table-cell>
          <table:table-cell office:value-type="float" office:value="42.8042100810017" calcext:value-type="float">
            <text:p>42.8042100810017</text:p>
          </table:table-cell>
          <table:table-cell/>
        </table:table-row>
        <table:table-row table:style-name="ro1">
          <table:table-cell office:value-type="string" calcext:value-type="string">
            <text:p>Gigabyte_Brix_GB-BRi5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18b7309050671d6d3bb07fa835e36a8bdb65d778_assembly_docs/</text:p>
          </table:table-cell>
          <table:table-cell office:value-type="float" office:value="41.1647696260006" calcext:value-type="float">
            <text:p>41.1647696260006</text:p>
          </table:table-cell>
          <table:table-cell/>
        </table:table-row>
        <table:table-row table:style-name="ro1">
          <table:table-cell office:value-type="string" calcext:value-type="string">
            <text:p>Gigabyte_Brix_GB-BRi5H-10210(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d779261936700ac50b73f36f170107c46290872_assembly_docs/</text:p>
          </table:table-cell>
          <table:table-cell office:value-type="float" office:value="42.597996253" calcext:value-type="float">
            <text:p>42.597996253</text:p>
          </table:table-cell>
          <table:table-cell/>
        </table:table-row>
        <table:table-row table:style-name="ro1">
          <table:table-cell office:value-type="string" calcext:value-type="string">
            <text:p>Gigabyte_Brix_GB-BRi5HS-13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5a2c6591715c4c8f37e5dc48b0bcb4272d7431ed_assembly_docs/</text:p>
          </table:table-cell>
          <table:table-cell office:value-type="float" office:value="42.8040782050011" calcext:value-type="float">
            <text:p>42.8040782050011</text:p>
          </table:table-cell>
          <table:table-cell/>
        </table:table-row>
        <table:table-row table:style-name="ro1">
          <table:table-cell office:value-type="string" calcext:value-type="string">
            <text:p>NUC10FNK_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a41aa9fe1a281ef2a1f6f73f0675e736a2bf642_assembly_docs/</text:p>
          </table:table-cell>
          <table:table-cell office:value-type="float" office:value="49.8691947849984" calcext:value-type="float">
            <text:p>49.8691947849984</text:p>
          </table:table-cell>
          <table:table-cell/>
        </table:table-row>
        <table:table-row table:style-name="ro1">
          <table:table-cell office:value-type="string" calcext:value-type="string">
            <text:p>NUC10i5FN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b9c805a797a70ae1526d29474f8eb161bdb7a49b_assembly_docs/</text:p>
          </table:table-cell>
          <table:table-cell office:value-type="float" office:value="51.7125361469989" calcext:value-type="float">
            <text:p>51.7125361469989</text:p>
          </table:table-cell>
          <table:table-cell/>
        </table:table-row>
        <table:table-row table:style-name="ro1">
          <table:table-cell office:value-type="string" calcext:value-type="string">
            <text:p>NUC8I5BE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dc16b48d350565dc2ac7cdf5f17f9d858a8a6fca_assembly_docs/</text:p>
          </table:table-cell>
          <table:table-cell office:value-type="float" office:value="51.6102505339986" calcext:value-type="float">
            <text:p>51.6102505339986</text:p>
          </table:table-cell>
          <table:table-cell/>
        </table:table-row>
        <table:table-row table:style-name="ro1">
          <table:table-cell office:value-type="string" calcext:value-type="string">
            <text:p>NUC8i5BE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2e5970e1ffcbbfeb5698bd2aa824842be1d98c5_assembly_docs/</text:p>
          </table:table-cell>
          <table:table-cell office:value-type="float" office:value="52.019269933" calcext:value-type="float">
            <text:p>52.019269933</text:p>
          </table:table-cell>
          <table:table-cell/>
        </table:table-row>
        <table:table-row table:style-name="ro1">
          <table:table-cell office:value-type="string" calcext:value-type="string">
            <text:p>Raspberry_Pi_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6b48a820ecce56b1cb61be3771cb6851aec887c2_assembly_docs/</text:p>
          </table:table-cell>
          <table:table-cell office:value-type="float" office:value="48.537620840998" calcext:value-type="float">
            <text:p>48.537620840998</text:p>
          </table:table-cell>
          <table:table-cell/>
        </table:table-row>
        <table:table-row table:style-name="ro1">
          <table:table-cell office:value-type="string" calcext:value-type="string">
            <text:p>Raspberry_Pi_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c96a87d6baee0bf0b03eacefed30aa91d457f777_assembly_docs/</text:p>
          </table:table-cell>
          <table:table-cell office:value-type="float" office:value="47.7188965060013" calcext:value-type="float">
            <text:p>47.7188965060013</text:p>
          </table:table-cell>
          <table:table-cell/>
        </table:table-row>
        <table:table-row table:style-name="ro1">
          <table:table-cell office:value-type="string" calcext:value-type="string">
            <text:p>CRS106-1C-5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da49f82abfa65473cb94183d5a8c9374254b2a9_assembly_docs/</text:p>
          </table:table-cell>
          <table:table-cell office:value-type="float" office:value="37.3767717020019" calcext:value-type="float">
            <text:p>37.3767717020019</text:p>
          </table:table-cell>
          <table:table-cell/>
        </table:table-row>
        <table:table-row table:style-name="ro1">
          <table:table-cell office:value-type="string" calcext:value-type="string">
            <text:p>CRS305-1G-4S+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6f5ea2d23bf579ddd5f2367746fa7a8ca8d198e6_assembly_docs/</text:p>
          </table:table-cell>
          <table:table-cell office:value-type="float" office:value="38.2978263990008" calcext:value-type="float">
            <text:p>38.2978263990008</text:p>
          </table:table-cell>
          <table:table-cell/>
        </table:table-row>
        <table:table-row table:style-name="ro1">
          <table:table-cell office:value-type="string" calcext:value-type="string">
            <text:p>RB260G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b8ce81bda471d5a8f715bd0a33778be7c53e83c_assembly_docs/</text:p>
          </table:table-cell>
          <table:table-cell office:value-type="float" office:value="37.7865688099992" calcext:value-type="float">
            <text:p>37.7865688099992</text:p>
          </table:table-cell>
          <table:table-cell/>
        </table:table-row>
        <table:table-row table:style-name="ro1">
          <table:table-cell office:value-type="string" calcext:value-type="string">
            <text:p>RB260GS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93fcbae3b71245a303e69abdd974e201368baa24_assembly_docs/</text:p>
          </table:table-cell>
          <table:table-cell office:value-type="float" office:value="38.5018380660003" calcext:value-type="float">
            <text:p>38.5018380660003</text:p>
          </table:table-cell>
          <table:table-cell/>
        </table:table-row>
        <table:table-row table:style-name="ro1">
          <table:table-cell office:value-type="string" calcext:value-type="string">
            <text:p>Unifi_Flex_Min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ebb3e8678a9dc0fa3abccd99a3be571a93301a4b_assembly_docs/</text:p>
          </table:table-cell>
          <table:table-cell office:value-type="float" office:value="45.1591765929989" calcext:value-type="float">
            <text:p>45.1591765929989</text:p>
          </table:table-cell>
          <table:table-cell/>
        </table:table-row>
        <table:table-row table:style-name="ro1">
          <table:table-cell office:value-type="string" calcext:value-type="string">
            <text:p>Unifi_Switch_Fle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37.27.18.149:8000/cache/4b6726f17ebb6fdc8004168606cb03fc9aeb8e08_assembly_docs/</text:p>
          </table:table-cell>
          <table:table-cell office:value-type="float" office:value="42.5982290720021" calcext:value-type="float">
            <text:p>42.59822907200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19:24:08.764200953</dc:date>
    <meta:editing-duration>PT4H29M38S</meta:editing-duration>
    <meta:editing-cycles>2</meta:editing-cycles>
    <meta:generator>LibreOffice/24.2.7.2$Linux_X86_64 LibreOffice_project/420$Build-2</meta:generator>
    <meta:document-statistic meta:table-count="1" meta:cell-count="1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1.466cm" svg:height="9.005cm" xlink:href=".." xlink:type="simple" chart:class="chart:bar" chart:style-name="ch1">
        <chart:legend chart:legend-position="end" svg:x="48.674cm" svg:y="4.203cm" style:legend-expansion="high" chart:style-name="ch2"/>
        <chart:plot-area chart:style-name="ch3" table:cell-range-address="test_01.A1:test_01.A37 test_01.D1:test_01.D37" chart:data-source-has-labels="both" svg:x="1.029cm" svg:y="0.18cm" svg:width="46.616cm" svg:height="8.645cm">
          <chart:coordinate-region svg:x="1.65cm" svg:y="0.379cm" svg:width="45.995cm" svg:height="3.519cm"/>
          <chart:axis chart:dimension="x" chart:name="primary-x" chart:style-name="ch4" chartooo:axis-type="auto">
            <chartooo:date-scale/>
            <chart:categories table:cell-range-address="test_01.A2:test_0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_01.D2:test_01.D37" chart:label-cell-address="test_01.D1:test_01.D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_time</text:p>
                <draw:g>
                  <svg:desc>test_01.D1:test_0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P</text:p>
                <draw:g>
                  <svg:desc>test_01.A2:test_01.A37</svg:desc>
                </draw:g>
              </table:table-cell>
              <table:table-cell office:value-type="float" office:value="35.0966173849993">
                <text:p>35.0966173849993</text:p>
                <draw:g>
                  <svg:desc>test_01.D2:test_01.D37</svg:desc>
                </draw:g>
              </table:table-cell>
            </table:table-row>
            <table:table-row>
              <table:table-cell office:value-type="string">
                <text:p>hAP_ac</text:p>
              </table:table-cell>
              <table:table-cell office:value-type="float" office:value="36.1501459970004">
                <text:p>36.1501459970004</text:p>
              </table:table-cell>
            </table:table-row>
            <table:table-row>
              <table:table-cell office:value-type="string">
                <text:p>hAP_ac_lite</text:p>
              </table:table-cell>
              <table:table-cell office:value-type="float" office:value="36.8601216240004">
                <text:p>36.8601216240004</text:p>
              </table:table-cell>
            </table:table-row>
            <table:table-row>
              <table:table-cell office:value-type="string">
                <text:p>hAP_lite</text:p>
              </table:table-cell>
              <table:table-cell office:value-type="float" office:value="17.4087810300007">
                <text:p>17.4087810300007</text:p>
              </table:table-cell>
            </table:table-row>
            <table:table-row>
              <table:table-cell office:value-type="string">
                <text:p>RB951Ui-2HnD</text:p>
              </table:table-cell>
              <table:table-cell office:value-type="float" office:value="37.6844800590006">
                <text:p>37.6844800590006</text:p>
              </table:table-cell>
            </table:table-row>
            <table:table-row>
              <table:table-cell office:value-type="string">
                <text:p>UniFi_Express</text:p>
              </table:table-cell>
              <table:table-cell office:value-type="float" office:value="37.7847546650009">
                <text:p>37.7847546650009</text:p>
              </table:table-cell>
            </table:table-row>
            <table:table-row>
              <table:table-cell office:value-type="string">
                <text:p>Beryl_AX</text:p>
              </table:table-cell>
              <table:table-cell office:value-type="float" office:value="36.2492747770011">
                <text:p>36.2492747770011</text:p>
              </table:table-cell>
            </table:table-row>
            <table:table-row>
              <table:table-cell office:value-type="string">
                <text:p>Beryl</text:p>
              </table:table-cell>
              <table:table-cell office:value-type="float" office:value="35.6367579379985">
                <text:p>35.6367579379985</text:p>
              </table:table-cell>
            </table:table-row>
            <table:table-row>
              <table:table-cell office:value-type="string">
                <text:p>Slate_Plus</text:p>
              </table:table-cell>
              <table:table-cell office:value-type="float" office:value="36.6589449989988">
                <text:p>36.6589449989988</text:p>
              </table:table-cell>
            </table:table-row>
            <table:table-row>
              <table:table-cell office:value-type="string">
                <text:p>Hex</text:p>
              </table:table-cell>
              <table:table-cell office:value-type="float" office:value="35.1285817090029">
                <text:p>35.1285817090029</text:p>
              </table:table-cell>
            </table:table-row>
            <table:table-row>
              <table:table-cell office:value-type="string">
                <text:p>Hex_PoE</text:p>
              </table:table-cell>
              <table:table-cell office:value-type="float" office:value="36.2444446789996">
                <text:p>36.2444446789996</text:p>
              </table:table-cell>
            </table:table-row>
            <table:table-row>
              <table:table-cell office:value-type="string">
                <text:p>hEX_PoE_lite</text:p>
              </table:table-cell>
              <table:table-cell office:value-type="float" office:value="36.8641009650019">
                <text:p>36.8641009650019</text:p>
              </table:table-cell>
            </table:table-row>
            <table:table-row>
              <table:table-cell office:value-type="string">
                <text:p>hEX_S</text:p>
              </table:table-cell>
              <table:table-cell office:value-type="float" office:value="35.8403463870018">
                <text:p>35.8403463870018</text:p>
              </table:table-cell>
            </table:table-row>
            <table:table-row>
              <table:table-cell office:value-type="string">
                <text:p>LtAP_mini</text:p>
              </table:table-cell>
              <table:table-cell office:value-type="float" office:value="35.6355198949968">
                <text:p>35.6355198949968</text:p>
              </table:table-cell>
            </table:table-row>
            <table:table-row>
              <table:table-cell office:value-type="string">
                <text:p>LtAP_mini_LTE_kit</text:p>
              </table:table-cell>
              <table:table-cell office:value-type="float" office:value="36.5566522020017">
                <text:p>36.5566522020017</text:p>
              </table:table-cell>
            </table:table-row>
            <table:table-row>
              <table:table-cell office:value-type="string">
                <text:p>Gateway_Lite</text:p>
              </table:table-cell>
              <table:table-cell office:value-type="float" office:value="37.3762506269995">
                <text:p>37.3762506269995</text:p>
              </table:table-cell>
            </table:table-row>
            <table:table-row>
              <table:table-cell office:value-type="string">
                <text:p>MINI_S12_Pro</text:p>
              </table:table-cell>
              <table:table-cell office:value-type="float" office:value="37.1716599610008">
                <text:p>37.1716599610008</text:p>
              </table:table-cell>
            </table:table-row>
            <table:table-row>
              <table:table-cell office:value-type="string">
                <text:p>SEi10_1035G7</text:p>
              </table:table-cell>
              <table:table-cell office:value-type="float" office:value="38.6055563629998">
                <text:p>38.6055563629998</text:p>
              </table:table-cell>
            </table:table-row>
            <table:table-row>
              <table:table-cell office:value-type="string">
                <text:p>SEi12_i5-12450H</text:p>
              </table:table-cell>
              <table:table-cell office:value-type="float" office:value="39.2194757270008">
                <text:p>39.2194757270008</text:p>
              </table:table-cell>
            </table:table-row>
            <table:table-row>
              <table:table-cell office:value-type="string">
                <text:p>SER5_MAX_5800H</text:p>
              </table:table-cell>
              <table:table-cell office:value-type="float" office:value="38.9122613370018">
                <text:p>38.9122613370018</text:p>
              </table:table-cell>
            </table:table-row>
            <table:table-row>
              <table:table-cell office:value-type="string">
                <text:p>Gigabyte_Brix_GB-BEi5-1240_(rev._1.0)</text:p>
              </table:table-cell>
              <table:table-cell office:value-type="float" office:value="42.8042100810017">
                <text:p>42.8042100810017</text:p>
              </table:table-cell>
            </table:table-row>
            <table:table-row>
              <table:table-cell office:value-type="string">
                <text:p>Gigabyte_Brix_GB-BRi5-10210(E)</text:p>
              </table:table-cell>
              <table:table-cell office:value-type="float" office:value="41.1647696260006">
                <text:p>41.1647696260006</text:p>
              </table:table-cell>
            </table:table-row>
            <table:table-row>
              <table:table-cell office:value-type="string">
                <text:p>Gigabyte_Brix_GB-BRi5H-10210(E)</text:p>
              </table:table-cell>
              <table:table-cell office:value-type="float" office:value="42.597996253">
                <text:p>42.597996253</text:p>
              </table:table-cell>
            </table:table-row>
            <table:table-row>
              <table:table-cell office:value-type="string">
                <text:p>Gigabyte_Brix_GB-BRi5HS-1335</text:p>
              </table:table-cell>
              <table:table-cell office:value-type="float" office:value="42.8040782050011">
                <text:p>42.8040782050011</text:p>
              </table:table-cell>
            </table:table-row>
            <table:table-row>
              <table:table-cell office:value-type="string">
                <text:p>NUC10FNK_</text:p>
              </table:table-cell>
              <table:table-cell office:value-type="float" office:value="49.8691947849984">
                <text:p>49.8691947849984</text:p>
              </table:table-cell>
            </table:table-row>
            <table:table-row>
              <table:table-cell office:value-type="string">
                <text:p>NUC10i5FNH</text:p>
              </table:table-cell>
              <table:table-cell office:value-type="float" office:value="51.7125361469989">
                <text:p>51.7125361469989</text:p>
              </table:table-cell>
            </table:table-row>
            <table:table-row>
              <table:table-cell office:value-type="string">
                <text:p>NUC8I5BEH</text:p>
              </table:table-cell>
              <table:table-cell office:value-type="float" office:value="51.6102505339986">
                <text:p>51.6102505339986</text:p>
              </table:table-cell>
            </table:table-row>
            <table:table-row>
              <table:table-cell office:value-type="string">
                <text:p>NUC8i5BEK</text:p>
              </table:table-cell>
              <table:table-cell office:value-type="float" office:value="52.019269933">
                <text:p>52.019269933</text:p>
              </table:table-cell>
            </table:table-row>
            <table:table-row>
              <table:table-cell office:value-type="string">
                <text:p>Raspberry_Pi_4B</text:p>
              </table:table-cell>
              <table:table-cell office:value-type="float" office:value="48.537620840998">
                <text:p>48.537620840998</text:p>
              </table:table-cell>
            </table:table-row>
            <table:table-row>
              <table:table-cell office:value-type="string">
                <text:p>Raspberry_Pi_5</text:p>
              </table:table-cell>
              <table:table-cell office:value-type="float" office:value="47.7188965060013">
                <text:p>47.7188965060013</text:p>
              </table:table-cell>
            </table:table-row>
            <table:table-row>
              <table:table-cell office:value-type="string">
                <text:p>CRS106-1C-5S</text:p>
              </table:table-cell>
              <table:table-cell office:value-type="float" office:value="37.3767717020019">
                <text:p>37.3767717020019</text:p>
              </table:table-cell>
            </table:table-row>
            <table:table-row>
              <table:table-cell office:value-type="string">
                <text:p>CRS305-1G-4S+IN</text:p>
              </table:table-cell>
              <table:table-cell office:value-type="float" office:value="38.2978263990008">
                <text:p>38.2978263990008</text:p>
              </table:table-cell>
            </table:table-row>
            <table:table-row>
              <table:table-cell office:value-type="string">
                <text:p>RB260GS</text:p>
              </table:table-cell>
              <table:table-cell office:value-type="float" office:value="37.7865688099992">
                <text:p>37.7865688099992</text:p>
              </table:table-cell>
            </table:table-row>
            <table:table-row>
              <table:table-cell office:value-type="string">
                <text:p>RB260GSP</text:p>
              </table:table-cell>
              <table:table-cell office:value-type="float" office:value="38.5018380660003">
                <text:p>38.5018380660003</text:p>
              </table:table-cell>
            </table:table-row>
            <table:table-row>
              <table:table-cell office:value-type="string">
                <text:p>Unifi_Flex_Mini</text:p>
              </table:table-cell>
              <table:table-cell office:value-type="float" office:value="45.1591765929989">
                <text:p>45.1591765929989</text:p>
              </table:table-cell>
            </table:table-row>
            <table:table-row>
              <table:table-cell office:value-type="string">
                <text:p>Unifi_Switch_Flex</text:p>
              </table:table-cell>
              <table:table-cell office:value-type="float" office:value="42.5982290720021">
                <text:p>42.598229072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